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D00000B93000007F5640BEEB1.wmf"/>
  <manifest:file-entry manifest:media-type="" manifest:full-path="Pictures/2000000D00000B7900000C9C4AB61BCE.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5.5in" table:align="center" style:writing-mode="lr-tb"/>
    </style:style>
    <style:style style:name="Table1.A" style:family="table-column">
      <style:table-column-properties style:column-width="5.5in"/>
    </style:style>
    <style:style style:name="Table1.1" style:family="table-row">
      <style:table-row-properties style:min-row-height="1in" style:keep-together="true" fo:keep-together="auto"/>
    </style:style>
    <style:style style:name="Table1.A1" style:family="table-cell">
      <style:table-cell-properties fo:padding-left="0.0833in" fo:padding-right="0.0833in" fo:padding-top="0.0833in" fo:padding-bottom="0.0556in" fo:border="0.0007in solid #000000"/>
    </style:style>
    <style:style style:name="Table1.A2" style:family="table-cell">
      <style:table-cell-properties fo:padding-left="0.0833in" fo:padding-right="0.0833in" fo:padding-top="0.0833in" fo:padding-bottom="0.0556in" fo:border-left="0.0007in solid #000000" fo:border-right="0.0007in solid #000000" fo:border-top="none" fo:border-bottom="0.0007in solid #000000"/>
    </style:style>
    <style:style style:name="Table1.4" style:family="table-row">
      <style:table-row-properties style:min-row-height="1.0278in" style:keep-together="true" fo:keep-together="auto"/>
    </style:style>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style style:name="P3" style:family="paragraph" style:parent-style-name="Body">
      <style:paragraph-properties fo:margin-left="0.25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4" style:family="paragraph" style:parent-style-name="Body">
      <style:paragraph-properties fo:margin-left="0.25in" fo:margin-right="0in" fo:margin-top="0.0555in" fo:margin-bottom="0.0555in" style:line-height-at-least="0.1945in"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5" style:family="paragraph" style:parent-style-name="CommandLine">
      <style:paragraph-properties fo:margin-left="0.389in" fo:margin-right="0in" fo:margin-top="0.0972in" fo:margin-bottom="0.0972in" style:line-height-at-least="0.1665in" fo:text-indent="-0.139in" style:auto-text-indent="false">
        <style:tab-stops/>
      </style:paragraph-properties>
      <style:text-properties style:font-name="Courier New" fo:font-size="10pt" fo:font-weight="bold" style:font-name-asian="Courier New" style:font-size-asian="10pt" style:font-weight-asian="bold" style:font-name-complex="Courier New" style:font-size-complex="10pt" style:font-weight-complex="bold"/>
    </style:style>
    <style:style style:name="P6" style:family="paragraph" style:parent-style-name="CommandLine">
      <style:paragraph-properties fo:margin-left="0.389in" fo:margin-right="0in" fo:margin-top="0.0972in" fo:margin-bottom="0.0972in" style:line-height-at-least="0.1665in" fo:text-indent="-0.139in" style:auto-text-indent="false">
        <style:tab-stops/>
      </style:paragraph-properties>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7" style:family="paragraph" style:parent-style-name="CommandLine">
      <style:paragraph-properties fo:margin-left="0.389in" fo:margin-right="0in" fo:margin-top="0.0972in" fo:margin-bottom="0.0972in" style:line-height-at-least="0.1665in" fo:text-indent="-0.139in" style:auto-text-indent="false">
        <style:tab-stops>
          <style:tab-stop style:position="0in"/>
          <style:tab-stop style:position="0.111in"/>
          <style:tab-stop style:position="0.611in"/>
          <style:tab-stop style:position="1.111in"/>
          <style:tab-stop style:position="1.611in"/>
          <style:tab-stop style:position="2.111in"/>
          <style:tab-stop style:position="2.611in"/>
          <style:tab-stop style:position="3.111in"/>
          <style:tab-stop style:position="3.611in"/>
          <style:tab-stop style:position="4.111in"/>
          <style:tab-stop style:position="4.611in"/>
          <style:tab-stop style:position="5.111in"/>
        </style:tab-stops>
      </style:paragraph-properties>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8" style:family="paragraph" style:parent-style-name="OutputSmall">
      <style:paragraph-properties fo:margin-left="0.5in" fo:margin-right="0in" fo:margin-top="0.028in" fo:margin-bottom="0.028in" style:line-height-at-least="0.111in" fo:text-align="justify" style:justify-single-word="false" fo:text-indent="0in" style:auto-text-indent="false">
        <style:tab-stops/>
      </style:paragraph-properties>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9" style:family="paragraph" style:parent-style-name="Appendix_20_Heading_20_1" style:master-page-name="Appendix_20_First_20_Page">
      <style:paragraph-properties style:page-number="auto"/>
    </style:style>
    <style:style style:name="T1" style:family="text">
      <style:text-properties text:display="tru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8">Changing PNFS Tags</text:h>
      <text:h text:style-name="Appendix_20_Heading_20_2" text:outline-level="9">Caveat</text:h>
      <text:p text:style-name="Text_20_body">Tags (i.e., tag values) can be changed if the standard UNIX permissions on them allow for it. <text:s/>However, thought and planning should go into structuring the storage of an experiment’s data, and users should not change any tags without consulting the people in their experiment responsible for this task. <text:s/>The storage group tag cannot be changed by users.</text:p>
      <text:h text:style-name="Appendix_20_Heading_20_2" text:outline-level="9">Permissions and Ownerships</text:h>
      <text:p text:style-name="Text_20_body"><draw:frame draw:style-name="fr1" draw:name="graphics1" text:anchor-type="as-char" svg:width="0.361in" svg:height="0.25in" draw:z-index="0"><draw:image xlink:href="Pictures/2000000D00000B93000007F5640BEEB1.wmf" xlink:type="simple" xlink:show="embed" xlink:actuate="onLoad"/></draw:frame>This is typically done by your experiment’s Enstore liaison. <text:s/>Most users do not have permissions to change permissions and ownership.</text:p>
      <text:p text:style-name="Text_20_body">The permissions shown in the output of the<text:span text:style-name="Command"> enstore pnfs --tags </text:span>command (see section 4.3.2 <text:span text:style-name="Emphasis">How to View Tags</text:span>) indicate whether you can change the value of the tag or not. <text:s/>To change a tag, you need to use the<text:span text:style-name="Command"> enstore pnfs </text:span>command with one of the options<text:span text:style-name="Command"> --tagchown </text:span>or<text:span text:style-name="Command"> --tagchmod </text:span>to change ownership or permissions, respectively (see section 9.4 <text:span text:style-name="Emphasis">enstore pnfs</text:span>).</text:p>
      <text:p text:style-name="Text_20_body">For example, to add write permission for “other” to the permissions for the file family tag, you’d enter (include the quotes):</text:p>
      <text:p text:style-name="CommandLine">% enstore pnfs --tagchmod o+w file_family</text:p>
      <text:p text:style-name="Text_20_body">or you can use the absolute form for the mode, e.g.,</text:p>
      <text:p text:style-name="CommandLine">% enstore pnfs --tagchmod [0]646 file_family</text:p>
      <text:p text:style-name="Text_20_body">To change the ownership, run a command like either of the following, using userid or userid.groupid, or any associated combination:</text:p>
      <text:p text:style-name="CommandLine">% enstore pnfs --tagchown xyz file_family</text:p>
      <text:p text:style-name="CommandLine">% enstore pnfs --tagchown xyz.g023 file_family</text:p>
      <text:h text:style-name="Appendix_20_Heading_20_2" text:outline-level="9">How to Set a Tag</text:h>
      <text:p text:style-name="Text_20_body">To set one or more tags on a directory,<text:span text:style-name="Command"> cd </text:span>to that directory and run the<text:span text:style-name="Command"> enstore pnfs </text:span>command with the option for the tag you want to reset. <text:s/>It is ok to change tags on a directory into which files have already been written; Enstore will still be able to find the files. <text:s/></text:p>
      <text:p text:style-name="Text_20_body"><text:soft-page-break/>These operations are for Enstore admins or designated gurus only; the commands succeed only if permissions allow.</text:p>
      <table:table table:name="Table1" table:style-name="Table1">
        <table:table-column table:style-name="Table1.A"/>
        <table:table-row table:style-name="Table1.1">
          <table:table-cell table:style-name="Table1.A1" office:value-type="string">
            <text:p text:style-name="Body"><draw:frame draw:style-name="fr2" draw:name="graphics6" text:anchor-type="paragraph" svg:x="-0.4516in" svg:y="0.0339in" svg:width="0.361in" svg:height="0.4028in" draw:z-index="1"><draw:image xlink:href="Pictures/2000000D00000B7900000C9C4AB61BCE.wmf" xlink:type="simple" xlink:show="embed" xlink:actuate="onLoad"/></draw:frame>--<text:alphabetical-index-mark text:string-value="change file family of" text:key1="pnfs directory"/>file-family &lt;FILE_FAMILY_NAME&gt;</text:p>
            <text:p text:style-name="Body">If permissions allow, this will reset the file-family name of the current pnfs directory to the specified value. <text:s text:c="2"/>Example:</text:p>
            <text:p text:style-name="P5">$ enstore pnfs --file-family newfamilyname</text:p>
          </table:table-cell>
        </table:table-row>
        <table:table-row table:style-name="Table1.1">
          <table:table-cell table:style-name="Table1.A2" office:value-type="string">
            <text:p text:style-name="P3"><draw:frame draw:style-name="fr2" draw:name="graphics7" text:anchor-type="paragraph" svg:x="-0.4972in" svg:y="0.0335in" svg:width="0.361in" svg:height="0.4028in" draw:z-index="2"><draw:image xlink:href="Pictures/2000000D00000B7900000C9C4AB61BCE.wmf" xlink:type="simple" xlink:show="embed" xlink:actuate="onLoad"/></draw:frame>--<text:alphabetical-index-mark text:string-value="change file family width of" text:key1="pnfs directory"/>file-family-width <text:s/>&lt;FILE_FAMILY_WIDTH&gt;</text:p>
            <text:p text:style-name="P3">If permissions allow, this will reset the file-family width of the current pnfs directory to the specified value. <text:s/>Example:</text:p>
            <text:p text:style-name="P6">$ enstore pnfs --file-family-width 2</text:p>
          </table:table-cell>
        </table:table-row>
        <table:table-row table:style-name="Table1.1">
          <table:table-cell table:style-name="Table1.A2" office:value-type="string">
            <text:p text:style-name="P3"><draw:frame draw:style-name="fr2" draw:name="graphics8" text:anchor-type="paragraph" svg:x="-0.4929in" svg:y="0.0126in" svg:width="0.361in" svg:height="0.4028in" draw:z-index="3"><draw:image xlink:href="Pictures/2000000D00000B7900000C9C4AB61BCE.wmf" xlink:type="simple" xlink:show="embed" xlink:actuate="onLoad"/></draw:frame>--<text:alphabetical-index-mark text:string-value="change file family wrapper of" text:key1="pnfs directory"/>file-family-wrapper <text:s/>&lt;FILE_FAMILY_WRAPPER&gt;</text:p>
            <text:p text:style-name="P3">If permissions allow, this will reset the file-family wrapper of the current directory to the specified value. <text:s/>Example:</text:p>
            <text:p text:style-name="P6">$ enstore pnfs --file-family-wrapper cpio_odc</text:p>
          </table:table-cell>
        </table:table-row>
        <table:table-row table:style-name="Table1.4">
          <table:table-cell table:style-name="Table1.A2" office:value-type="string">
            <text:p text:style-name="P4"><draw:frame draw:style-name="fr2" draw:name="graphics9" text:anchor-type="paragraph" svg:x="-0.5138in" svg:y="0.0339in" svg:width="0.361in" svg:height="0.4028in" draw:z-index="4"><draw:image xlink:href="Pictures/2000000D00000B7900000C9C4AB61BCE.wmf" xlink:type="simple" xlink:show="embed" xlink:actuate="onLoad"/></draw:frame>--<text:alphabetical-index-mark text:string-value="reset for given pnfs dir" text:key1="pnfs directory" text:key2="reset library tag for;library manager (LM)"/>library &lt;LIBRARY&gt;</text:p>
            <text:p text:style-name="P4">Provides a name to reset the library tag. <text:span text:style-name="T1">output</text:span> Example:</text:p>
            <text:p text:style-name="P7">$ enstore pnfs --library mylib</text:p>
            <text:p text:style-name="P8">[Errno 13] Permission denied: '/pnfs/test/xyz/srmtest/test_1_1/.(tag)(library)'</text:p>
          </table:table-cell>
        </table:table-row>
      </table:table>
      <text:p text:style-name="Text_20_body">Run the<text:span text:style-name="Command"> enstore pnfs --tags </text:span>command to see the changes you make; see section 9.4 <text:span text:style-name="Emphasis">enstore pnf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1in" fo:margin-right="0in" fo:margin-top="0in" fo:margin-bottom="0.0835in" fo:text-indent="0in" style:auto-text-indent="false"/>
      <style:text-properties style:font-name="Nimbus Roman No9 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master-page-name="">
      <style:paragraph-properties fo:margin-left="0in" fo:margin-right="0in" fo:text-indent="0in" style:auto-text-indent="false" style:page-number="auto"/>
      <style:text-properties style:font-name="Nimbus Sans L"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75in" fo:margin-right="0in" fo:text-indent="-0.5in" style:auto-text-indent="false"/>
      <style:text-properties style:font-name="Nimbus Sans L"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paragraph-properties fo:margin-left="1.25in" fo:margin-right="0in" fo:text-indent="-1in" style:auto-text-indent="false"/>
      <style:text-properties style:font-name="Nimbus Sans L" fo:font-size="16pt" fo:font-weight="bold" style:font-size-asian="14pt" style:font-weight-asian="bold" style:font-size-complex="14pt" style:font-weight-complex="bold"/>
    </style:style>
    <style:style style:name="Body" style:family="paragraph" style:next-style-name="CommandIndent">
      <style:paragraph-properties fo:margin-left="0.25in" fo:margin-right="0in" fo:margin-top="0.0555in" fo:margin-bottom="0.0555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CommandIndent" style:family="paragraph">
      <style:paragraph-properties fo:margin-left="0.639in" fo:margin-right="0in" fo:margin-top="0.111in" fo:margin-bottom="0.111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New" fo:font-size="12pt" fo:letter-spacing="normal" fo:language="en" fo:country="US"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text-emphasize="none" style:text-scale="100%"/>
    </style:style>
    <style:style style:name="CommandLine" style:family="paragraph" style:next-style-name="CommandIndent">
      <style:paragraph-properties fo:margin-left="0.389in" fo:margin-right="0in" fo:margin-top="0.0972in" fo:margin-bottom="0.0972in" style:line-height-at-least="0.1665in" fo:text-align="start" style:justify-single-word="false" fo:text-indent="-0.139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New" fo:font-size="10pt" fo:letter-spacing="normal" fo:language="en" fo:country="US"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text-emphasize="none" style:text-scale="100%"/>
    </style:style>
    <style:style style:name="OutputSmall" style:family="paragraph" style:next-style-name="CommandIndent">
      <style:paragraph-properties fo:margin-left="0.5in" fo:margin-right="0in" fo:margin-top="0.028in" fo:margin-bottom="0.028in" style:line-height-at-least="0.111in" fo:text-align="justify" style:justify-single-word="false" fo:text-indent="0in" style:auto-text-indent="false" style:vertical-align="auto"/>
      <style:text-properties fo:color="#000000" style:text-line-through-style="none" style:font-name="Courier New" fo:font-size="7pt" fo:letter-spacing="normal" fo:language="en" fo:country="US" fo:font-style="normal" style:text-underline-style="none" fo:font-weight="normal" style:font-name-asian="Courier New" style:font-size-asian="7pt" style:font-style-asian="normal" style:font-weight-asian="normal" style:font-name-complex="Courier New" style:font-size-complex="7pt" style:font-style-complex="normal" style:font-weight-complex="normal" style:text-emphasize="none" style:text-scale="1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ppendix_20_Heading_20_1" style:display-name="Appendix Heading 1" style:family="paragraph" style:parent-style-name="Heading_20_8" style:next-style-name="Text_20_body" style:default-outline-level="8"/>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Appendix_20_Heading_20_2" style:display-name="Appendix Heading 2" style:family="paragraph" style:parent-style-name="Heading_20_9" style:next-style-name="Text_20_body" style:default-outline-level="9"/>
    <style:style style:name="Appendix_20_Heading_20_3" style:display-name="Appendix Heading 3" style:family="paragraph" style:parent-style-name="Heading_20_10" style:next-style-name="Text_20_body" style:default-outline-level="10"/>
    <style:style style:name="Heading_20_8" style:display-name="Heading 8" style:family="paragraph" style:parent-style-name="Heading_20_1"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_20_2"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_20_3" style:next-style-name="Text_20_body"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TF_5f_Num_20_2_20_1" style:display-name="RTF_Num 2 1" style:family="text">
      <style:text-properties fo:color="#000000" style:text-line-through-style="none" style:font-name="Times New Roman" fo:font-size="16pt" fo:font-style="normal" style:text-underline-style="none" fo:font-weight="bold"/>
    </style:style>
    <style:style style:name="Command"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text-scale="100%"/>
    </style:style>
    <style:style style:name="Emphasis" style:family="text">
      <style:text-properties fo:font-variant="normal" fo:text-transform="none" fo:color="#000000" style:text-line-through-style="none" style:text-position="0% 100%" style:font-name="Times New Roman" fo:font-size="12pt" fo:letter-spacing="normal" fo:language="en" fo:country="US"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scale="1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Appendix " style:num-suffix=": " style:num-format="A">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text:style-name="Numbering_20_Symbols" style:num-prefix="Apendix " style:num-suffix=": " style:num-format="A">
        <style:list-level-properties text:min-label-distance="0.15in"/>
      </text:outline-level-style>
      <text:outline-level-style text:level="9" text:style-name="Numbering_20_Symbols" style:num-format="1" text:display-levels="2">
        <style:list-level-properties text:min-label-distance="0.15in"/>
      </text:outline-level-style>
      <text:outline-level-style text:level="10" text:style-name="Numbering_20_Symbols" style:num-format="1" text:display-levels="3">
        <style:list-level-properties text:min-label-distance="0.15in"/>
      </text:outline-level-style>
    </text:outline-style>
    <text:list-style style:name="RTF_5f_Num_20_2" style:display-name="RTF_Num 2" text:consecutive-numbering="true">
      <text:list-level-style-number text:level="1" text:style-name="RTF_5f_Num_20_2_20_1" style:num-prefix="B.3  "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right_5f_page_5f_footer" style:display-name="right_page_footer" style:family="table">
      <style:table-properties fo:margin-left="0in" fo:margin-right="0.0104in" table:align="margins"/>
    </style:style>
    <style:style style:name="right_5f_page_5f_footer.A" style:display-name="right_page_footer.A" style:family="table-column">
      <style:table-column-properties style:rel-column-width="61056*"/>
    </style:style>
    <style:style style:name="right_5f_page_5f_footer.B" style:display-name="right_page_footer.B" style:family="table-column">
      <style:table-column-properties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left_5f_page_5f_footer" style:display-name="left_page_footer" style:family="table">
      <style:table-properties fo:margin-left="0in" fo:margin-right="-0.0021in" table:align="margins"/>
    </style:style>
    <style:style style:name="left_5f_page_5f_footer.A" style:display-name="left_page_footer.A" style:family="table-column">
      <style:table-column-properties style:rel-column-width="3936*"/>
    </style:style>
    <style:style style:name="left_5f_page_5f_footer.B" style:display-name="left_page_footer.B" style:family="table-column">
      <style:table-column-properties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4" style:page-usage="right">
      <style:page-layout-properties fo:page-width="8.5in" fo:page-height="11in" style:num-format="1" style:print-orientation="portrait" fo:margin-top="0.8in" fo:margin-bottom="0.8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usage="left">
      <style:page-layout-properties fo:page-width="8.5in" fo:page-height="11in" style:num-format="1" style:print-orientation="portrait" fo:margin-top="0.8in" fo:margin-bottom="0.8in" fo:margin-left="1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0.8in" fo:margin-bottom="0.8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Left_20_Page"/>
    <style:master-page style:name="Right_20_Page" style:display-name="Right Page" style:page-layout-name="pm2" style:next-style-name="Left_20_Page">
      <style:footer>
        <text:p text:style-nam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P1"><text:chapter text:display="name" text:outline-level="1"/></text:p>
            </table:table-cell>
            <table:table-cell table:style-name="right_5f_page_5f_footer.A1" office:value-type="string">
              <text:p text:style-name="Table_20_Contents"><text:page-number text:select-page="current"/></text:p>
            </table:table-cell>
          </table:table-row>
        </table:table>
        <text:p text:style-name="Standard"/>
      </style:footer>
    </style:master-page>
    <style:master-page style:name="Left_20_Page" style:display-name="Left Page" style:page-layout-name="pm3" style:next-style-name="Right_20_Page">
      <style:footer>
        <text:p text:style-name="Footer"/>
      </style:footer>
      <style:footer-left>
        <text:p text:style-nam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P2"><text:page-number text:select-page="current"/></text:p>
            </table:table-cell>
            <table:table-cell table:style-name="left_5f_page_5f_footer.A1" office:value-type="string">
              <text:p text:style-name="P1"><text:chapter text:display="name" text:outline-level="1"/></text:p>
            </table:table-cell>
          </table:table-row>
        </table:table>
        <text:p text:style-name="Standard"/>
      </style:footer-left>
    </style:master-page>
    <style:master-page style:name="Appendix_20_First_20_Page" style:display-name="Appendix First Page" style:page-layout-name="pm4" style:next-style-name="Appendix_20_Left_20_Page"/>
    <style:master-page style:name="Appendix_20_Left_20_Page" style:display-name="Appendix Left Page" style:page-layout-name="pm5" style:next-style-name="Appendix_20_Right_20_Page"/>
    <style:master-page style:name="Appendix_20_Right_20_Page" style:display-name="Appendix Right Page" style:page-layout-name="pm6" style:next-style-name="Appendix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8-10-07T13:33:07</meta:creation-date>
    <dc:date>2009-05-28T10:22:46</dc:date>
    <meta:editing-cycles>10</meta:editing-cycles>
    <meta:editing-duration>PT1H15M30S</meta:editing-duration>
    <meta:user-defined meta:name="Info 1"/>
    <meta:user-defined meta:name="Info 2"/>
    <meta:user-defined meta:name="Info 3"/>
    <meta:user-defined meta:name="Info 4"/>
    <meta:document-statistic meta:table-count="3" meta:image-count="5" meta:object-count="0" meta:page-count="2" meta:paragraph-count="34" meta:word-count="440" meta:character-count="2662"/>
  </office:meta>
</office:document-meta>
</file>